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  <style:font-face style:name="StarSymbol" svg:font-family="Star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style:vertical-align="middle" fo:padding="0cm" fo:border="none" style:writing-mode="page"/>
    </style:style>
    <style:style style:name="P1" style:family="paragraph" style:parent-style-name="Header">
      <style:text-properties officeooo:paragraph-rsid="00517203"/>
    </style:style>
    <style:style style:name="P2" style:family="paragraph" style:parent-style-name="Standard">
      <style:text-properties officeooo:paragraph-rsid="00517203"/>
    </style:style>
    <style:style style:name="P3" style:family="paragraph" style:parent-style-name="Table_20_Contents">
      <style:text-properties style:font-name="Liberation Sans" officeooo:rsid="00517203" officeooo:paragraph-rsid="00517203"/>
    </style:style>
    <style:style style:name="P4" style:family="paragraph" style:parent-style-name="Table_20_Contents">
      <style:text-properties style:font-name="Liberation Sans" officeooo:rsid="0032cef2" officeooo:paragraph-rsid="00517203"/>
    </style:style>
    <style:style style:name="P5" style:family="paragraph" style:parent-style-name="Table_20_Contents">
      <style:paragraph-properties fo:text-align="end" style:justify-single-word="false"/>
      <style:text-properties style:font-name="Liberation Sans" officeooo:rsid="0032cef2" officeooo:paragraph-rsid="00517203"/>
    </style:style>
    <style:style style:name="P6" style:family="paragraph" style:parent-style-name="Table_20_Contents">
      <style:paragraph-properties fo:text-align="end" style:justify-single-word="false"/>
      <style:text-properties style:font-name="Liberation Sans" officeooo:rsid="0032cef2" officeooo:paragraph-rsid="0035a49b"/>
    </style:style>
    <style:style style:name="P7" style:family="paragraph" style:parent-style-name="Table_20_Contents">
      <style:text-properties style:font-name="Liberation Sans" officeooo:rsid="0032cef2" officeooo:paragraph-rsid="0032cef2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paragraph-rsid="0016dd85"/>
    </style:style>
    <style:style style:name="P10" style:family="paragraph" style:parent-style-name="Header">
      <style:text-properties officeooo:paragraph-rsid="001bf595"/>
    </style:style>
    <style:style style:name="P11" style:family="paragraph" style:parent-style-name="Standard">
      <style:paragraph-properties fo:text-align="center" style:justify-single-word="false"/>
      <style:text-properties officeooo:rsid="0016dd85" officeooo:paragraph-rsid="0016dd85"/>
    </style:style>
    <style:style style:name="P12" style:family="paragraph" style:parent-style-name="Standard">
      <style:paragraph-properties fo:text-align="center" style:justify-single-word="false"/>
      <style:text-properties officeooo:rsid="0018afc7" officeooo:paragraph-rsid="0018afc7"/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officeooo:paragraph-rsid="00519941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Heading_20_1" style:list-style-name="">
      <style:text-properties officeooo:paragraph-rsid="0016dd85"/>
    </style:style>
    <style:style style:name="P19" style:family="paragraph" style:parent-style-name="Heading_20_1">
      <style:paragraph-properties fo:break-before="page"/>
      <style:text-properties officeooo:paragraph-rsid="005428fc"/>
    </style:style>
    <style:style style:name="P20" style:family="paragraph" style:parent-style-name="Heading_20_1">
      <style:text-properties officeooo:paragraph-rsid="005428fc"/>
    </style:style>
    <style:style style:name="P21" style:family="paragraph" style:parent-style-name="Heading_20_2">
      <style:paragraph-properties fo:text-align="center" style:justify-single-word="false"/>
      <style:text-properties fo:font-variant="normal" fo:text-transform="none" fo:color="#212529" loext:opacity="100%" style:font-name="Open Sans" fo:font-size="28pt" fo:letter-spacing="normal" fo:font-style="normal" fo:font-weight="normal" officeooo:rsid="004d8591" officeooo:paragraph-rsid="004d8591" style:font-name-asian="Noto Sans CJK SC" style:font-size-asian="28pt" style:font-weight-asian="bold" style:font-name-complex="Lohit Devanagari1" style:font-size-complex="28pt" style:font-weight-complex="bold"/>
    </style:style>
    <style:style style:name="P22" style:family="paragraph" style:parent-style-name="Heading_20_2">
      <style:paragraph-properties fo:text-align="center" style:justify-single-word="false"/>
      <style:text-properties fo:font-variant="normal" fo:text-transform="none" fo:color="#212529" loext:opacity="100%" style:font-name="Open Sans" fo:font-size="28pt" fo:letter-spacing="normal" fo:font-style="normal" fo:font-weight="normal" officeooo:rsid="004d8591" officeooo:paragraph-rsid="00517203" style:font-name-asian="Noto Sans CJK SC" style:font-size-asian="28pt" style:font-weight-asian="bold" style:font-name-complex="Lohit Devanagari1" style:font-size-complex="28pt" style:font-weight-complex="bold"/>
    </style:style>
    <style:style style:name="P23" style:family="paragraph" style:parent-style-name="Standard" style:master-page-name="First_20_Page">
      <style:paragraph-properties fo:text-align="center" style:justify-single-word="false" style:page-number="auto"/>
      <style:text-properties officeooo:rsid="0016dd85" officeooo:paragraph-rsid="0016dd85"/>
    </style:style>
    <style:style style:name="P24" style:family="paragraph" style:parent-style-name="Text_20_body" style:list-style-name="L1">
      <style:text-properties officeooo:paragraph-rsid="00519941"/>
    </style:style>
    <style:style style:name="P25" style:family="paragraph" style:parent-style-name="Text_20_body" style:list-style-name="L1">
      <style:text-properties officeooo:paragraph-rsid="005428fc"/>
    </style:style>
    <style:style style:name="P26" style:family="paragraph" style:parent-style-name="Text_20_body" style:list-style-name="L1">
      <style:text-properties officeooo:rsid="00519941" officeooo:paragraph-rsid="00519941"/>
    </style:style>
    <style:style style:name="P27" style:family="paragraph" style:parent-style-name="Text_20_body" style:list-style-name="L2"/>
    <style:style style:name="P28" style:family="paragraph" style:parent-style-name="Text_20_body" style:list-style-name="L2">
      <style:text-properties officeooo:paragraph-rsid="005428fc"/>
    </style:style>
    <style:style style:name="T1" style:family="text">
      <style:text-properties officeooo:rsid="00519941"/>
    </style:style>
    <style:style style:name="T2" style:family="text">
      <style:text-properties officeooo:rsid="005428f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11"/>
      <text:p text:style-name="P11"/>
      <text:p text:style-name="P11"/>
      <text:p text:style-name="P11"/>
      <text:p text:style-name="P11"/>
      <text:p text:style-name="P9"/>
      <text:p text:style-name="Title"/>
      <text:h text:style-name="P21" text:outline-level="2"/>
      <text:p text:style-name="P12"/>
      <text:p text:style-name="P12"/>
      <text:p text:style-name="P12"/>
      <text:p text:style-name="P12"/>
      <text:p text:style-name="P12"/>
      <table:table table:name="Tabla1" table:style-name="Tabla1">
        <table:table-column table:style-name="Tabla1.A"/>
        <table:table-row>
          <table:table-cell table:style-name="Tabla1.A1" office:value-type="string">
            <text:h text:style-name="P22" text:outline-level="2"><text:bookmark-start text:name="__RefHeading___Toc257_1236594629"/><text:bookmark text:name="yui_3_17_2_1_1711444536695_49"/>Actividad "INTELIGENCIAS ARTIFICIALES"<text:bookmark-end text:name="__RefHeading___Toc257_1236594629"/></text:h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3"><text:a xlink:type="simple" xlink:href="#__RefHeading___Toc257_1236594629" text:style-name="Index_20_Link" text:visited-style-name="Index_20_Link"/></text:p>
          <text:p text:style-name="P14"><text:a xlink:type="simple" xlink:href="#__RefHeading___Toc259_1236594629" text:style-name="Index_20_Link" text:visited-style-name="Index_20_Link">1. ¿Sabe qué es ChatGPT? indique sus características y tipo de técnica de aprendizaje que utiliza.<text:tab/>3</text:a></text:p>
          <text:p text:style-name="P14"><text:a xlink:type="simple" xlink:href="#__RefHeading___Toc261_1236594629" text:style-name="Index_20_Link" text:visited-style-name="Index_20_Link">2. ¿Qué otras inteligencias artificiales existen además de ChatGPT? Indique sus características.<text:tab/>3</text:a></text:p>
        </text:index-body>
      </text:table-of-content>
      <text:h text:style-name="P18" text:outline-level="1"/>
      <text:h text:style-name="P19" text:outline-level="1"><text:bookmark-start text:name="__RefHeading___Toc259_1236594629"/>1. <text:s/>¿Sabe qué es ChatGPT? indique sus características y tipo de técnica de aprendizaje que utiliza.<text:bookmark-end text:name="__RefHeading___Toc259_1236594629"/></text:h>
      <text:list xml:id="list916171363" text:style-name="L2">
        <text:list-item>
          <text:p text:style-name="P27">Características: ChatGPT es un modelo de lenguaje desarrollado por OpenAI. Utiliza la arquitectura GPT (Generative Pre-trained Transformer) que se basa en redes neuronales de transformadores, lo que le permite generar respuestas coherentes y relevantes a partir de entradas de texto.</text:p>
        </text:list-item>
        <text:list-item>
          <text:p text:style-name="P28">Técnica de Aprendizaje: ChatGPT utiliza el aprendizaje automático, específicamente aprendizaje profundo (deep learning), para procesar grandes cantidades de texto y aprender patrones lingüísticos, lo que le permite generar respuestas humanas simuladas.</text:p>
        </text:list-item>
      </text:list>
      <text:h text:style-name="P20" text:outline-level="1"><text:bookmark-start text:name="__RefHeading___Toc261_1236594629"/><text:span text:style-name="T2">2. </text:span>¿Qué otras inteligencias artificiales existen además de ChatGPT? Indique sus características.<text:bookmark-end text:name="__RefHeading___Toc261_1236594629"/></text:h>
      <text:list xml:id="list3498723640" text:style-name="L1">
        <text:list-item>
          <text:p text:style-name="P25">BERT (Bidirectional Encoder Representations from Transformers):</text:p>
          <text:list>
            <text:list-item>
              <text:p text:style-name="P25">Características: Desarrollado por Google, BERT es un modelo de lenguaje pre-entrenado que comprende el contexto de las palabras en una oración, lo que permite una mejor comprensión del lenguaje natural.</text:p>
            </text:list-item>
            <text:list-item>
              <text:p text:style-name="P25">Técnica de Aprendizaje: También se basa en la arquitectura de transformadores y utiliza aprendizaje profundo para procesar texto.</text:p>
            </text:list-item>
          </text:list>
        </text:list-item>
        <text:list-item>
          <text:p text:style-name="P25">IBM Watson:</text:p>
          <text:list>
            <text:list-item>
              <text:p text:style-name="P25">Características: Watson es una plataforma de inteligencia artificial desarrollada por IBM que ofrece una variedad de servicios cognitivos, incluyendo procesamiento de lenguaje natural, análisis de datos y aprendizaje automático.</text:p>
            </text:list-item>
            <text:list-item>
              <text:p text:style-name="P25">Técnica de Aprendizaje: Utiliza una combinación de técnicas de aprendizaje automático, incluyendo aprendizaje supervisado y no supervisado, así como también técnicas de procesamiento de lenguaje natural.</text:p>
            </text:list-item>
          </text:list>
        </text:list-item>
        <text:list-item>
          <text:p text:style-name="P25">DeepMind AlphaGo:</text:p>
          <text:list>
            <text:list-item>
              <text:p text:style-name="P25">Características: Desarrollado por DeepMind (una subsidiaria de Google), AlphaGo es un sistema de inteligencia artificial diseñado específicamente para jugar el juego de mesa Go. Es conocido por haber derrotado a algunos de los mejores jugadores humanos del mundo.</text:p>
            </text:list-item>
            <text:list-item>
              <text:p text:style-name="P25"><text:soft-page-break/>Técnica de Aprendizaje: Utiliza una combinación de técnicas de aprendizaje profundo, incluyendo redes neuronales convolucionales y recurrentes, para aprender a jugar Go a un nivel de maestría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</office:styles>
  <office:automatic-styles>
    <style:style style:name="Tabla2" style:family="table">
      <style:table-properties style:width="17cm" table:align="center" fo:background-color="transparent">
        <style:background-image/>
      </style:table-properties>
    </style:style>
    <style:style style:name="Tabla2.A" style:family="table-column">
      <style:table-column-properties style:column-width="11.333cm"/>
    </style:style>
    <style:style style:name="Tabla2.B" style:family="table-column">
      <style:table-column-properties style:column-width="5.667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padding="0.097cm" fo:border="none"/>
    </style:style>
    <style:style style:name="Tabla2.A2" style:family="table-cell">
      <style:table-cell-properties fo:padding="0.097cm" fo:border="none"/>
    </style:style>
    <style:style style:name="Tabla2.B2" style:family="table-cell">
      <style:table-cell-properties fo:padding="0.097cm" fo:border="none"/>
    </style:style>
    <style:style style:name="Tabla32" style:family="table">
      <style:table-properties style:width="17cm" table:align="center" fo:background-color="transparent">
        <style:background-image/>
      </style:table-properties>
    </style:style>
    <style:style style:name="Tabla32.A" style:family="table-column">
      <style:table-column-properties style:column-width="11.333cm"/>
    </style:style>
    <style:style style:name="Tabla32.B" style:family="table-column">
      <style:table-column-properties style:column-width="5.667cm"/>
    </style:style>
    <style:style style:name="Tabla32.1" style:family="table-row">
      <style:table-row-properties fo:background-color="transparent">
        <style:background-image/>
      </style:table-row-properties>
    </style:style>
    <style:style style:name="Tabla32.A1" style:family="table-cell">
      <style:table-cell-properties style:vertical-align="middle" fo:padding="0.097cm" fo:border="none"/>
    </style:style>
    <style:style style:name="Tabla32.A2" style:family="table-cell">
      <style:table-cell-properties fo:padding="0.097cm" fo:border="none"/>
    </style:style>
    <style:style style:name="Tabla32.B2" style:family="table-cell">
      <style:table-cell-properties fo:padding="0.097cm" fo:border="none"/>
    </style:style>
    <style:style style:name="MP1" style:family="paragraph" style:parent-style-name="Header">
      <style:text-properties officeooo:paragraph-rsid="00517203"/>
    </style:style>
    <style:style style:name="MP2" style:family="paragraph" style:parent-style-name="Table_20_Contents">
      <style:text-properties style:font-name="Liberation Sans" officeooo:rsid="00517203" officeooo:paragraph-rsid="00517203"/>
    </style:style>
    <style:style style:name="MP3" style:family="paragraph" style:parent-style-name="Table_20_Contents">
      <style:text-properties style:font-name="Liberation Sans" officeooo:rsid="0032cef2" officeooo:paragraph-rsid="00517203"/>
    </style:style>
    <style:style style:name="MP4" style:family="paragraph" style:parent-style-name="Table_20_Contents">
      <style:paragraph-properties fo:text-align="end" style:justify-single-word="false"/>
      <style:text-properties style:font-name="Liberation Sans" officeooo:rsid="0032cef2" officeooo:paragraph-rsid="00517203"/>
    </style:style>
    <style:style style:name="MP5" style:family="paragraph" style:parent-style-name="Standard">
      <style:text-properties officeooo:paragraph-rsid="00517203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Table_20_Contents">
      <style:text-properties style:font-name="Liberation Sans" officeooo:rsid="0032cef2" officeooo:paragraph-rsid="0032cef2"/>
    </style:style>
    <style:style style:name="MP8" style:family="paragraph" style:parent-style-name="Table_20_Contents">
      <style:paragraph-properties fo:text-align="end" style:justify-single-word="false"/>
      <style:text-properties style:font-name="Liberation Sans" officeooo:rsid="0032cef2" officeooo:paragraph-rsid="0035a49b"/>
    </style:style>
    <style:style style:name="MP9" style:family="paragraph" style:parent-style-name="Header">
      <style:text-properties officeooo:paragraph-rsid="001bf59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 draw:fill-image-width="0.499cm" draw:fill-image-height="0.499cm" style:repeat="no-repeat" draw:fill-image-ref-point-x="0%" draw:fill-image-ref-point-y="0%" draw:fill-image-ref-point="top-right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 draw:fill-image-width="0cm" draw:fill-image-height="0cm" style:repeat="no-repeat" draw:fill-image-ref-point-x="0%" draw:fill-image-ref-point-y="0%" draw:fill-image-ref-point="top-right" draw:tile-repeat-offset="0% vertical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table:number-columns-spanned="2" office:value-type="string">
              <text:p text:style-name="MP2">MACHINE LEARNING APLICADO USANDO PYTHON (IFCD093PO)</text:p>
            </table:table-cell>
            <table:covered-table-cell/>
          </table:table-row>
          <table:table-row>
            <table:table-cell table:style-name="Tabla2.A2" office:value-type="string">
              <text:p text:style-name="MP3"/>
            </table:table-cell>
            <table:table-cell table:style-name="Tabla2.B2" office:value-type="string">
              <text:p text:style-name="MP4">José Lafuente Colorado</text:p>
            </table:table-cell>
          </table:table-row>
        </table:table>
        <text:p text:style-name="MP5"/>
      </style:header>
      <style:footer>
        <text:p text:style-name="MP6"><text:page-number text:select-page="current" text:page-adjust="-1">3</text:page-number></text:p>
      </style:footer>
    </style:master-page>
    <style:master-page style:name="First_20_Page" style:display-name="First Page" style:page-layout-name="Mpm2" draw:style-name="Mdp1" style:next-style-name="Standard">
      <style:header>
        <table:table table:name="Tabla32" table:style-name="Tabla32">
          <table:table-column table:style-name="Tabla32.A"/>
          <table:table-column table:style-name="Tabla32.B"/>
          <table:table-row table:style-name="Tabla32.1">
            <table:table-cell table:style-name="Tabla32.A1" table:number-columns-spanned="2" office:value-type="string">
              <text:p text:style-name="MP2">MACHINE LEARNING APLICADO USANDO PYTHON (IFCD093PO)</text:p>
            </table:table-cell>
            <table:covered-table-cell/>
          </table:table-row>
          <table:table-row>
            <table:table-cell table:style-name="Tabla32.A2" office:value-type="string">
              <text:p text:style-name="MP7"/>
            </table:table-cell>
            <table:table-cell table:style-name="Tabla32.B2" office:value-type="string">
              <text:p text:style-name="MP8">José Lafuente Colorado</text:p>
            </table:table-cell>
          </table:table-row>
        </table:table>
        <text:p text:style-name="MP9"/>
      </style:header>
      <style:footer>
        <text:p text:style-name="Footer"/>
      </style:footer>
    </style:master-page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8T09:11:01.373412232</meta:creation-date>
    <dc:date>2024-03-26T10:27:32.350049299</dc:date>
    <meta:editing-duration>PT2H21M43S</meta:editing-duration>
    <meta:editing-cycles>34</meta:editing-cycles>
    <meta:generator>LibreOffice/7.3.7.2$Linux_X86_64 LibreOffice_project/30$Build-2</meta:generator>
    <meta:document-statistic meta:table-count="3" meta:image-count="0" meta:object-count="0" meta:page-count="4" meta:paragraph-count="22" meta:word-count="341" meta:character-count="2456" meta:non-whitespace-character-count="2138"/>
  </office:meta>
</office:document-meta>
</file>